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bfed"/>
    </style:style>
    <style:style style:name="P2" style:family="paragraph" style:parent-style-name="Standard">
      <style:text-properties officeooo:rsid="000d62a4" officeooo:paragraph-rsid="000d62a4"/>
    </style:style>
    <style:style style:name="P3" style:family="paragraph" style:parent-style-name="Standard">
      <style:text-properties officeooo:paragraph-rsid="000d62a4"/>
    </style:style>
    <style:style style:name="P4" style:family="paragraph" style:parent-style-name="Standard">
      <style:text-properties officeooo:rsid="000ef857" officeooo:paragraph-rsid="000ef857"/>
    </style:style>
    <style:style style:name="P5" style:family="paragraph" style:parent-style-name="Standard" style:list-style-name="L1">
      <style:text-properties officeooo:rsid="000ef857" officeooo:paragraph-rsid="000ef857"/>
    </style:style>
    <style:style style:name="P6" style:family="paragraph" style:parent-style-name="Standard">
      <style:text-properties officeooo:paragraph-rsid="000ef857"/>
    </style:style>
    <style:style style:name="P7" style:family="paragraph" style:parent-style-name="Standard" style:list-style-name="L1">
      <style:text-properties officeooo:rsid="000f95da" officeooo:paragraph-rsid="000f95da"/>
    </style:style>
    <style:style style:name="T1" style:family="text">
      <style:text-properties officeooo:rsid="000bbfed"/>
    </style:style>
    <style:style style:name="T2" style:family="text">
      <style:text-properties officeooo:rsid="000d62a4"/>
    </style:style>
    <style:style style:name="T3" style:family="text">
      <style:text-properties officeooo:rsid="000ef85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Джону Тернеру 30 лет. Он женат и <text:s/>у него есть семья. У него есть жена, дочь и сын. Его жена экономист. Ее имя Джейн. Его детей зовут Кейт и Питер. Они живут в маленьком домике в Гринвуде. Гринвуд это маленький город недалеко от Лондона.</text:span></text:p>
      <text:p text:style-name="P1"><text:span text:style-name="T1">Джон работает в Лондоне. Он менеджер в большой торговой фирме. Его фирма продает товары в разные страны. По утрам, он постоянно ездит в офис в Лондон в понедельник, вторник, среду, четверг и пятницу. В субботу и воскресенье в офис он ездит. Это его выходные.</text:span></text:p>
      <text:p text:style-name="P1"><text:span text:style-name="T1">Джон часто встречается с представителями английских и французских фирм. Они обсуждают цены, условия оплаты и доставки. Он начинает свой рабочий день в 9 часов утра. Каждое утро Джон первым делом просматривает </text:span><text:span text:style-name="T2">свежие газеты. Он выбирает самые интересные последние политические и деловые новости. Иногда Джон ездит по разным городам для обсуждения сделок с заказчиками. Он очень занятой человек. У него постоянно много работы. Он просматривает почту, читает телеграммы и письма и разговаривает по телефону с заказчиками. Так же он проводит встречи с его деловыми партнерами.</text:span></text:p>
      <text:p text:style-name="P2">В 12 он обедает. После обеда он иногда идет на фабрики с инспекторами, но иногда остается в офисе и обсуждает деловые вопросы с директором или клиентами. Он заканчивает работать в 6. Домой он обычно приходит в 7 вечера.</text:p>
      <text:p text:style-name="P3"><text:span text:style-name="T2">Линда Фостер секретарь Джона Тернера. Её офис не большой. У нее есть компьютер, факс и телефон на столе. Линда приходит в офис в 9 каждое утро с понедельника до пятницы. В начале ее рабочего дня Линда обычно просматривает почту. </text:span><text:span text:style-name="T3">Она получает и обычную почту и электронную. В 11 часов она приходит в офис ее руководителя с письмами и телеграммами. Руководитель читает их и отвечает на письма. Линда записывает все в ее блокнот и возвращается в свой офис. Там она печатает ответы на своем компьютере. Она также отправляет и получает <text:s/>электронную корреспонденцию.</text:span></text:p>
      <text:p text:style-name="P6"><text:span text:style-name="T3">После полудня Линда обычно обедает в офисе, но иногда в кафе с ее другом Алексом. Она остается в офисе до шести часов. Вечером <text:s/>у Линды уроки французского. Она учит французский уже три года. Линда хочет знать французский хорошо чтоб работать с французскими компаниями и заказчиками.</text:span></text:p>
      <text:p text:style-name="P6"/>
      <text:list xml:id="list4227984555" text:style-name="L1">
        <text:list-item>
          <text:p text:style-name="P5">Yes</text:p>
        </text:list-item>
        <text:list-item>
          <text:p text:style-name="P5">30</text:p>
        </text:list-item>
        <text:list-item>
          <text:p text:style-name="P5">Yes</text:p>
        </text:list-item>
        <text:list-item>
          <text:p text:style-name="P5">Economist</text:p>
        </text:list-item>
        <text:list-item>
          <text:p text:style-name="P5">Kate and Piter</text:p>
        </text:list-item>
        <text:list-item>
          <text:p text:style-name="P5">Greenwood</text:p>
        </text:list-item>
        <text:list-item>
          <text:p text:style-name="P7">Trade</text:p>
        </text:list-item>
        <text:list-item>
          <text:p text:style-name="P7"/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00:06:03.862124647</meta:creation-date>
    <dc:date>2020-11-24T00:57:43.632264908</dc:date>
    <meta:editing-duration>PT9M59S</meta:editing-duration>
    <meta:editing-cycles>1</meta:editing-cycles>
    <meta:document-statistic meta:table-count="0" meta:image-count="0" meta:object-count="0" meta:page-count="1" meta:paragraph-count="14" meta:word-count="363" meta:character-count="2188" meta:non-whitespace-character-count="1843"/>
    <meta:generator>LibreOffice/6.4.6.2$Linux_X86_64 LibreOffice_project/40$Build-2</meta:generator>
  </office:meta>
</office:document-meta>
</file>